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KacstPen" svg:font-family="KacstPe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TS" svg:font-family="NAT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ab" svg:font-family="Saab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8pt" officeooo:rsid="0019b0bb" officeooo:paragraph-rsid="0019b0bb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9b0bb" officeooo:paragraph-rsid="0019b0bb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9b0bb" officeooo:paragraph-rsid="001ad6fb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ad6fb" officeooo:paragraph-rsid="001ad6f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19b0bb" officeooo:paragraph-rsid="001ad6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19b0bb" officeooo:paragraph-rsid="001ad6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19b0bb" officeooo:paragraph-rsid="001ad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9b0bb" officeooo:paragraph-rsid="001ad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b0bb" officeooo:paragraph-rsid="0019b0bb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tamford University Bangladesh</text:p>
      <text:p text:style-name="P1"/>
      <text:p text:style-name="P2">Summer 2022</text:p>
      <text:p text:style-name="P2"/>
      <text:p text:style-name="P2">Computer Graphics Sessional : CSI 414</text:p>
      <text:p text:style-name="P2"/>
      <text:p text:style-name="P2">Course Teacher : Saima Siddique Tashfia</text:p>
      <text:p text:style-name="P2"/>
      <text:p text:style-name="P2"/>
      <text:p text:style-name="P2"/>
      <text:p text:style-name="P2"/>
      <text:p text:style-name="P9">Project Report</text:p>
      <text:p text:style-name="P2"/>
      <text:p text:style-name="P4">Horizon</text:p>
      <text:p text:style-name="P2"/>
      <text:p text:style-name="P2"/>
      <text:p text:style-name="P2">Submitted by</text:p>
      <text:p text:style-name="P2"/>
      <text:p text:style-name="P3">Seeam Ahmod - CSE 068 07936</text:p>
      <text:p text:style-name="P3">A.K.M Fozlol Hoq - CSE 068 07945</text:p>
      <text:p text:style-name="P3">Tasin Shahriar Chowdhury - CSE 069 08060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KacstPen" svg:font-family="KacstPe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TS" svg:font-family="NAT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ab" svg:font-family="Saab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0:28:09.096871555</meta:creation-date>
    <dc:date>2022-11-14T00:47:24.779610516</dc:date>
    <meta:editing-duration>PT19M15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42" meta:character-count="249" meta:non-whitespace-character-count="217"/>
  </office:meta>
</office:document-meta>
</file>